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4000001547DF46BD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x="9.029cm" svg:y="2.275cm" svg:width="8.996cm" svg:height="8.996cm" draw:z-index="0"><draw:image xlink:href="Pictures/1000000000000154000001547DF46BD2.jpg" xlink:type="simple" xlink:show="embed" xlink:actuate="onLoad"/></draw:frame><draw:frame draw:style-name="fr1" draw:name="Imagen2" text:anchor-type="paragraph" svg:x="-0.476cm" svg:y="1.995cm" svg:width="8.996cm" svg:height="8.996cm" draw:z-index="1"><draw:image xlink:href="Pictures/1000000000000154000001547DF46BD2.jpg" xlink:type="simple" xlink:show="embed" xlink:actuate="onLoad"/></draw:frame><draw:frame draw:style-name="fr1" draw:name="Imagen3" text:anchor-type="paragraph" svg:x="9.276cm" svg:y="13.388cm" svg:width="8.996cm" svg:height="8.996cm" draw:z-index="2"><draw:image xlink:href="Pictures/1000000000000154000001547DF46BD2.jpg" xlink:type="simple" xlink:show="embed" xlink:actuate="onLoad"/></draw:frame><draw:frame draw:style-name="fr1" draw:name="Imagen4" text:anchor-type="paragraph" svg:x="-0.688cm" svg:y="13.319cm" svg:width="8.996cm" svg:height="8.996cm" draw:z-index="3"><draw:image xlink:href="Pictures/1000000000000154000001547DF46BD2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xman </meta:initial-creator>
    <meta:creation-date>2015-06-03T20:50:12.682899065</meta:creation-date>
    <dc:date>2015-06-03T20:52:53.302188906</dc:date>
    <dc:creator>duxman </dc:creator>
    <meta:editing-duration>P0D</meta:editing-duration>
    <meta:editing-cycles>1</meta:editing-cycles>
    <meta:document-statistic meta:table-count="0" meta:image-count="4" meta:object-count="0" meta:page-count="1" meta:paragraph-count="0" meta:word-count="0" meta:character-count="0" meta:non-whitespace-character-count="0"/>
    <meta:generator>LibreOffice/4.2.7.2$Linux_X86_64 LibreOffice_project/420m0$Build-2</meta:generator>
  </office:meta>
</office:document-meta>
</file>